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ff" draw:fill="none" draw:fill-color="#ffffff" fo:min-height="2.335cm"/>
    </style:style>
    <style:style style:name="gr2" style:family="graphic" style:parent-style-name="standard">
      <style:graphic-properties svg:stroke-color="#0000ff" draw:opacity="0%" draw:textarea-vertical-align="middle" draw:shadow-opacity="0%"/>
    </style:style>
    <style:style style:name="gr3" style:family="graphic" style:parent-style-name="standard">
      <style:graphic-properties draw:stroke="none" svg:stroke-color="#0000ff" draw:fill="none" draw:fill-color="#ffffff" fo:min-height="2.341cm"/>
    </style:style>
    <style:style style:name="gr4" style:family="graphic" style:parent-style-name="standard">
      <style:graphic-properties draw:stroke="none" svg:stroke-color="#0000ff" draw:fill="none" draw:fill-color="#ffffff" fo:min-height="3.007cm"/>
    </style:style>
    <style:style style:name="gr5" style:family="graphic" style:parent-style-name="objectwithoutfill">
      <style:graphic-properties svg:stroke-color="#0000ff" draw:fill="none" draw:textarea-vertical-align="middle"/>
    </style:style>
    <style:style style:name="gr6" style:family="graphic" style:parent-style-name="standard">
      <style:graphic-properties draw:stroke="none" svg:stroke-color="#0000ff" draw:fill="none" draw:fill-color="#ffffff" fo:min-height="0.403cm"/>
    </style:style>
    <style:style style:name="gr7" style:family="graphic" style:parent-style-name="standard">
      <style:graphic-properties draw:stroke="none" svg:stroke-color="#0000ff" draw:fill="none" draw:fill-color="#ffffff" fo:min-height="2.164cm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1" style:family="paragraph">
      <style:text-properties fo:color="#0000ff"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color="#0000ff" fo:font-size="8pt" style:font-size-asian="8pt" style:font-size-complex="8pt"/>
    </style:style>
    <style:style style:name="T2" style:family="text">
      <style:text-properties fo:color="#0000ff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ff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3cm" svg:height="7.919cm" svg:x="2.691cm" svg:y="1.879cm">
          <draw:text-box>
            <text:p text:style-name="P1"><text:span text:style-name="T1">@Enity</text:span></text:p>
            <text:p text:style-name="P1"><text:span text:style-name="T1">@Table(name=DOMAIN)</text:span></text:p>
            <text:p text:style-name="P1"><text:span text:style-name="T2">Domain</text:span></text:p>
            <text:p text:style-name="P1"><text:span text:style-name="T1">-------------------------------------------------------------</text:span></text:p>
            <text:p text:style-name="P1"><text:span text:style-name="T1">@Id</text:span></text:p>
            <text:p text:style-name="P1"><text:span text:style-name="T1">@Column(name=NAME, nullable=false)</text:span></text:p>
            <text:p text:style-name="P1"><text:span text:style-name="T1">Private String name</text:span></text:p>
            <text:p text:style-name="P1"><text:span text:style-name="T1"/></text:p>
            <text:p text:style-name="P1"><text:span text:style-name="T1">@ManyToOne</text:span></text:p>
            <text:p text:style-name="P1"><text:span text:style-name="T1">@</text:span><text:span text:style-name="T2">JoinColumn</text:span><text:span text:style-name="T1">(name=SUBDOMAIN_NAME,</text:span></text:p>
            <text:p text:style-name="P1"><text:span text:style-name="T1">referencedColumnName=NAME) </text:span><text:span text:style-name="T2">FK</text:span></text:p>
            <text:p text:style-name="P1"><text:span text:style-name="T1">Private Domain parentDomain</text:span></text:p>
            <text:p text:style-name="P1"><text:span text:style-name="T1"/></text:p>
            <text:p text:style-name="P1"><text:span text:style-name="T1">@OneToMany(mappedBy=parentDomain, cascade=CascadeType.ALL)</text:span></text:p>
            <text:p text:style-name="P1"><text:span text:style-name="T1">Private List&lt;Domain&gt; subDomains</text:span></text:p>
            <text:p text:style-name="P1"><text:span text:style-name="T1"/></text:p>
            <text:p text:style-name="P1"><text:span text:style-name="T1">@OneToMany(mappedBy=userDomain, cascade=CascadeType.ALL)</text:span></text:p>
            <text:p text:style-name="P1"><text:span text:style-name="T1">Private List&lt;DomainUser&gt; users</text:span></text:p>
            <text:p text:style-name="P1"><text:span text:style-name="T1"/></text:p>
            <text:p text:style-name="P1"><text:span text:style-name="T1">@OneToMany(mappedBy=settingDomain, cascade=CascadeType.ALL)</text:span></text:p>
            <text:p text:style-name="P1"><text:span text:style-name="T1">Private List&lt;DomainSetting&gt; settings</text:span></text:p>
          </draw:text-box>
        </draw:frame>
        <draw:rect draw:style-name="gr2" draw:text-style-name="P2" draw:layer="layout" svg:width="6.469cm" svg:height="8.19cm" svg:x="2.691cm" svg:y="1.939cm">
          <text:p/>
        </draw:rect>
        <draw:frame draw:style-name="gr3" draw:text-style-name="P3" draw:layer="layout" svg:width="6.112cm" svg:height="5.693cm" svg:x="11.632cm" svg:y="1.879cm">
          <draw:text-box>
            <text:p text:style-name="P3"><text:span text:style-name="T1">@Entity</text:span></text:p>
            <text:p text:style-name="P3"><text:span text:style-name="T1">@Table(name=DOMAIN_USER)</text:span></text:p>
            <text:p text:style-name="P3"><text:span text:style-name="T2">DomainUser</text:span></text:p>
            <text:p text:style-name="P3"><text:span text:style-name="T1">------------------------------------------------------</text:span></text:p>
            <text:p text:style-name="P3"><text:span text:style-name="T1">@Id @GenerateValue</text:span></text:p>
            <text:p text:style-name="P3"><text:span text:style-name="T1">@Column(name=USER_ID)</text:span></text:p>
            <text:p text:style-name="P3"><text:span text:style-name="T1">private Integer id;</text:span></text:p>
            <text:p text:style-name="P3"><text:span text:style-name="T1"/></text:p>
            <text:p text:style-name="P3"><text:span text:style-name="T1">@Column(name=USER_NAME)</text:span></text:p>
            <text:p text:style-name="P3"><text:span text:style-name="T1">Private String name;</text:span></text:p>
            <text:p text:style-name="P3"><text:span text:style-name="T1"/></text:p>
            <text:p text:style-name="P3"><text:span text:style-name="T1">@ManyToOne</text:span></text:p>
            <text:p text:style-name="P3"><text:span text:style-name="T1">@</text:span><text:span text:style-name="T2">JoinColumn</text:span><text:span text:style-name="T1">(name=DOMAIN_NAME, referencedColumnName=NAME) </text:span><text:span text:style-name="T2">FK</text:span></text:p>
            <text:p text:style-name="P3"><text:span text:style-name="T1">Private Domain userDomain</text:span></text:p>
            <text:p text:style-name="P3"><text:span text:style-name="T3"/></text:p>
            <text:p text:style-name="P3"><text:span text:style-name="T3"/></text:p>
          </draw:text-box>
        </draw:frame>
        <draw:rect draw:style-name="gr2" draw:text-style-name="P2" draw:layer="layout" svg:width="5.856cm" svg:height="5.085cm" svg:x="11.651cm" svg:y="1.878cm">
          <text:p/>
        </draw:rect>
        <draw:frame draw:style-name="gr4" draw:text-style-name="P1" draw:layer="layout" svg:width="7.735cm" svg:height="4.739cm" svg:x="11.612cm" svg:y="8.228cm">
          <draw:text-box>
            <text:p text:style-name="P1"><text:span text:style-name="T1">@Entity</text:span></text:p>
            <text:p text:style-name="P1"><text:span text:style-name="T1">@Table(name=DOMAIN_SETTING)</text:span></text:p>
            <text:p text:style-name="P1"><text:span text:style-name="T1">@Inheritance(strategy=InheritanceType.SINGLE_TABLE)</text:span></text:p>
            <text:p text:style-name="P1"><text:span text:style-name="T1">@DiscriminatorColumn(name=SETTING_TYPE,</text:span></text:p>
            <text:p text:style-name="P1"><text:span text:style-name="T1">discriminatorType=DiscriminatorType.STRING)</text:span></text:p>
            <text:p text:style-name="P1"><text:span text:style-name="T2">Abstract</text:span><text:span text:style-name="T1"> </text:span><text:span text:style-name="T2">AbstractDomainSetting</text:span></text:p>
            <text:p text:style-name="P1"><text:span text:style-name="T1">-------------------------------------------------------------------------</text:span></text:p>
            <text:p text:style-name="P1"><text:span text:style-name="T1">@Id @GenerateValue</text:span></text:p>
            <text:p text:style-name="P1"><text:span text:style-name="T1">@Column(name=SETTING_ID)</text:span></text:p>
            <text:p text:style-name="P1"><text:span text:style-name="T1"/></text:p>
            <text:p text:style-name="P1"><text:span text:style-name="T1">@ManyToOne</text:span></text:p>
            <text:p text:style-name="P1"><text:span text:style-name="T1">@</text:span><text:span text:style-name="T2">JoinColumn</text:span><text:span text:style-name="T1">(name=DOMAIN_NAME, referencedColumnName=NAME) </text:span><text:span text:style-name="T2">FK</text:span></text:p>
            <text:p text:style-name="P1"><text:span text:style-name="T1">Private Domain settingDomain</text:span></text:p>
          </draw:text-box>
        </draw:frame>
        <draw:rect draw:style-name="gr2" draw:text-style-name="P2" draw:layer="layout" svg:width="7.555cm" svg:height="4.788cm" svg:x="11.654cm" svg:y="8.288cm">
          <text:p/>
        </draw:rect>
        <draw:line draw:style-name="gr5" draw:text-style-name="P2" draw:layer="layout" svg:x1="11.612cm" svg:y1="5.657cm" svg:x2="9.159cm" svg:y2="7.556cm">
          <text:p/>
        </draw:line>
        <draw:frame draw:style-name="gr6" draw:text-style-name="P1" draw:layer="layout" svg:width="0.732cm" svg:height="0.653cm" svg:x="11.098cm" svg:y="5.105cm">
          <draw:text-box>
            <text:p text:style-name="P1"><text:span text:style-name="T1">m</text:span></text:p>
          </draw:text-box>
        </draw:frame>
        <draw:frame draw:style-name="gr6" draw:text-style-name="P1" draw:layer="layout" svg:width="0.692cm" svg:height="0.653cm" svg:x="9.081cm" svg:y="6.687cm">
          <draw:text-box>
            <text:p text:style-name="P1"><text:span text:style-name="T1">1</text:span></text:p>
          </draw:text-box>
        </draw:frame>
        <draw:line draw:style-name="gr5" draw:text-style-name="P2" draw:layer="layout" svg:x1="9.179cm" svg:y1="8.842cm" svg:x2="11.632cm" svg:y2="11.651cm">
          <text:p/>
        </draw:line>
        <draw:frame draw:style-name="gr6" draw:text-style-name="P1" draw:layer="layout" svg:width="0.692cm" svg:height="0.653cm" svg:x="9.021cm" svg:y="8.389cm">
          <draw:text-box>
            <text:p text:style-name="P1"><text:span text:style-name="T1">1</text:span></text:p>
          </draw:text-box>
        </draw:frame>
        <draw:frame draw:style-name="gr6" draw:text-style-name="P1" draw:layer="layout" svg:width="0.732cm" svg:height="0.653cm" svg:x="11.077cm" svg:y="11.573cm">
          <draw:text-box>
            <text:p text:style-name="P1"><text:span text:style-name="T1">m</text:span></text:p>
          </draw:text-box>
        </draw:frame>
        <draw:frame draw:style-name="gr7" draw:text-style-name="P1" draw:layer="layout" svg:width="7.854cm" svg:height="2.414cm" svg:x="11.632cm" svg:y="14.559cm">
          <draw:text-box>
            <text:p text:style-name="P1"><text:span text:style-name="T1">@Entity</text:span></text:p>
            <text:p text:style-name="P1"><text:span text:style-name="T1">@DiscriminatorValue("INTEGER")</text:span></text:p>
            <text:p text:style-name="P1"><text:span text:style-name="T2">IntegerDomainSetting</text:span><text:span text:style-name="T1"> extends </text:span><text:span text:style-name="T2">AbstractDomainSetting</text:span></text:p>
            <text:p text:style-name="P1"><text:span text:style-name="T4">--------------------------------------------------------------------------</text:span></text:p>
            <text:p text:style-name="P1"><text:span text:style-name="T4">@Column(name=SETTING_INTEGER_VALUE)</text:span></text:p>
            <text:p text:style-name="P1"><text:span text:style-name="T1">Private Integer integerValue;</text:span></text:p>
          </draw:text-box>
        </draw:frame>
        <draw:frame draw:style-name="gr7" draw:text-style-name="P1" draw:layer="layout" svg:width="8.014cm" svg:height="2.414cm" svg:x="2.908cm" svg:y="14.579cm">
          <draw:text-box>
            <text:p text:style-name="P1"><text:span text:style-name="T1">@Entity</text:span></text:p>
            <text:p text:style-name="P1"><text:span text:style-name="T1">@DiscriminatorValue("BOOLEAN")</text:span></text:p>
            <text:p text:style-name="P1"><text:span text:style-name="T2">BooleanDomainSetting</text:span><text:span text:style-name="T1"> extends </text:span><text:span text:style-name="T2">AbstractDomainSetting</text:span></text:p>
            <text:p text:style-name="P1"><text:span text:style-name="T4">---------------------------------------------------------------------------</text:span></text:p>
            <text:p text:style-name="P1"><text:span text:style-name="T4">@Column(name=SETTING_Boolean_VALUE)</text:span></text:p>
            <text:p text:style-name="P1"><text:span text:style-name="T1">Private Boolean booleanValue;</text:span></text:p>
          </draw:text-box>
        </draw:frame>
        <draw:rect draw:style-name="gr2" draw:text-style-name="P2" draw:layer="layout" svg:width="7.616cm" svg:height="2.334cm" svg:x="11.771cm" svg:y="14.579cm">
          <text:p/>
        </draw:rect>
        <draw:rect draw:style-name="gr2" draw:text-style-name="P2" draw:layer="layout" svg:width="7.616cm" svg:height="2.334cm" svg:x="3.046cm" svg:y="14.618cm">
          <text:p/>
        </draw:rect>
        <draw:line draw:style-name="gr5" draw:text-style-name="P2" draw:layer="layout" svg:x1="6.608cm" svg:y1="14.599cm" svg:x2="6.608cm" svg:y2="14.005cm">
          <text:p/>
        </draw:line>
        <draw:line draw:style-name="gr5" draw:text-style-name="P2" draw:layer="layout" svg:x1="6.588cm" svg:y1="13.986cm" svg:x2="15.45cm" svg:y2="13.986cm">
          <text:p/>
        </draw:line>
        <draw:line draw:style-name="gr8" draw:text-style-name="P2" draw:layer="layout" svg:x1="15.45cm" svg:y1="14.579cm" svg:x2="15.47cm" svg:y2="13.115cm">
          <text:p/>
        </draw:line>
        <draw:line draw:style-name="gr5" draw:text-style-name="P2" draw:layer="layout" svg:x1="2.691cm" svg:y1="6.35cm" svg:x2="2.275cm" svg:y2="6.35cm">
          <text:p/>
        </draw:line>
        <draw:line draw:style-name="gr5" draw:text-style-name="P2" draw:layer="layout" svg:x1="2.709cm" svg:y1="4.667cm" svg:x2="2.293cm" svg:y2="4.667cm">
          <text:p/>
        </draw:line>
        <draw:line draw:style-name="gr5" draw:text-style-name="P2" draw:layer="layout" svg:x1="2.275cm" svg:y1="6.35cm" svg:x2="2.275cm" svg:y2="4.649cm">
          <text:p/>
        </draw:line>
        <draw:frame draw:style-name="gr6" draw:text-style-name="P1" draw:layer="layout" svg:width="0.692cm" svg:height="0.653cm" svg:x="2.157cm" svg:y="6.372cm">
          <draw:text-box>
            <text:p text:style-name="P1"><text:span text:style-name="T1">1</text:span></text:p>
          </draw:text-box>
        </draw:frame>
        <draw:frame draw:style-name="gr6" draw:text-style-name="P1" draw:layer="layout" svg:width="0.732cm" svg:height="0.653cm" svg:x="2.117cm" svg:y="4.077cm">
          <draw:text-box>
            <text:p text:style-name="P1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7T12:47:56.52</meta:creation-date>
    <meta:generator>OpenOffice.org/3.4$Win32 OpenOffice.org_project/340m1$Build-9590</meta:generator>
    <dc:date>2012-06-17T15:00:24.55</dc:date>
    <meta:editing-duration>PT2H12M15S</meta:editing-duration>
    <meta:editing-cycles>35</meta:editing-cycles>
    <meta:document-statistic meta:object-count="24"/>
  </office:meta>
</office:document-meta>
</file>